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Rapport till handledningsmöte 16-04-05</text:span></text:p>
      <text:p text:style-name="P1"><text:span text:style-name="T1">Grupp 10 HitIt</text:span></text:p>
      <text:p text:style-name="P1"><text:span text:style-name="T2"/></text:p>
      <text:p text:style-name="P1"><text:span text:style-name="T3">Tidrapport</text:span></text:p>
      <text:p text:style-name="P1"><text:span text:style-name="T4">Antal rapporterade timmar: </text:span></text:p>
      <text:p text:style-name="P1"><text:span text:style-name="T4">Kalle Hovstadius: 20 h, 25%</text:span></text:p>
      <text:p text:style-name="P1"><text:span text:style-name="T5"/></text:p>
      <text:p text:style-name="P1"><text:span text:style-name="T6">Maximilian Törn Almö: 20 h, 25%</text:span></text:p>
      <text:p text:style-name="P1"><text:span text:style-name="T7"/></text:p>
      <text:p text:style-name="P1"><text:span text:style-name="T8">Mohanned Jaballah: 20 h, 25%</text:span></text:p>
      <text:p text:style-name="P1"><text:span text:style-name="T9"/></text:p>
      <text:p text:style-name="P1"><text:span text:style-name="T10">Shervin Mansouri: 20 h, 25%</text:span></text:p>
      <text:p text:style-name="P1"><text:span text:style-name="T11"/></text:p>
      <text:p text:style-name="P1"><text:span text:style-name="T11"/></text:p>
      <text:p text:style-name="P1"><text:span text:style-name="T12">Gruppens timmar sammanlagt: 240 h (av 960h), 25% </text:span></text:p>
      <text:p text:style-name="P1"><text:span text:style-name="T13"/></text:p>
      <text:p text:style-name="P1"><text:span text:style-name="T14">Arbete sedan senaste handledningsmöte</text:span></text:p>
      <text:p text:style-name="P1"><text:span text:style-name="T15">Kalle Hovstadius</text:span></text:p>
      <text:p text:style-name="P1"><text:span text:style-name="T16"/></text:p>
      <text:p text:style-name="P1"><text:span text:style-name="T17">Fördjupning i HTML, CSS, JavaScript, ASP NET MVC i Visual Studio.<text:line-break/>Dokumentation. Uppdaterade gantt-schemat</text:span></text:p>
      <text:p text:style-name="P1"><text:span text:style-name="T17">Börjat göra designdokument.</text:span></text:p>
      <text:p text:style-name="P1"><text:span text:style-name="T18"/></text:p>
      <text:p text:style-name="P1"><text:span text:style-name="T19">Maximilian Törn Almö</text:span></text:p>
      <text:p text:style-name="P1"><text:span text:style-name="T20"/></text:p>
      <text:p text:style-name="P1"><text:span text:style-name="T21">Fördjupning i HTML, CSS, JavaScript, ASP NET MVC i Visual Studio. <text:line-break/>Dokumentation, prototyp. Uppdaterade kravdokumentet.</text:span></text:p>
      <text:p text:style-name="P1"><text:span text:style-name="T21">Börjat göra designdokument.</text:span></text:p>
      <text:p text:style-name="P1"><text:span text:style-name="T22"/></text:p>
      <text:p text:style-name="P1"><text:span text:style-name="T23">Mohanned Jaballah</text:span></text:p>
      <text:p text:style-name="P1"><text:span text:style-name="T24"/></text:p>
      <text:p text:style-name="P1"><text:span text:style-name="T25">Fördjupning i HTML, CSS, JavaScript, ASP NET MVC i Visual Studio. <text:line-break/>Dokumentation, prototyp. Uppdaterade plandokumentet.</text:span></text:p>
      <text:p text:style-name="P1"><text:span text:style-name="T25">Börjat göra designdokument.</text:span></text:p>
      <text:p text:style-name="P1"><text:span text:style-name="T26"/></text:p>
      <text:p text:style-name="P1"><text:span text:style-name="T27">Shervin Mansouri</text:span></text:p>
      <text:p text:style-name="P1"><text:span text:style-name="T28"/></text:p>
      <text:p text:style-name="P1"><text:span text:style-name="T29">Fördjupning i HTML, CSS, JavaScript, ASP NET MVC i Visual Studio. <text:line-break/>Dokumentation och design av logga, prototyp. Uppdaterade kravdokumentet och<text:s text:c="2"/>sociala kontraktet.</text:span></text:p>
      <text:p text:style-name="P1"><text:span text:style-name="T29">Börjat göra designdokument.</text:span></text:p>
      <text:p text:style-name="P1"><text:span text:style-name="T30"/></text:p>
      <text:p text:style-name="P1"><text:span text:style-name="T30"/></text:p>
      <text:p text:style-name="P1"><text:span text:style-name="T31">Vi har diskuterat layout.</text:span></text:p>
      <text:p text:style-name="P1"><text:span text:style-name="T32"/></text:p>
      <text:p text:style-name="P1"><text:span text:style-name="T32"/></text:p>
      <text:p text:style-name="P1"><text:span text:style-name="T33">Planerat arbete kommande vecka</text:span></text:p>
      <text:p text:style-name="P1"><text:span text:style-name="T34">Kalle Hovstadius</text:span></text:p>
      <text:p text:style-name="P1"><text:span text:style-name="T35"/></text:p>
      <text:p text:style-name="P1"><text:span text:style-name="T36">Fördjupning i HTML, CSS, JavaScript, ASP NET MVC i Visual Studio.<text:line-break/>Dokumentation. Jobba med designdokument. Göra "about us" sidan.</text:span></text:p>
      <text:p text:style-name="P1"><text:span text:style-name="T37"/></text:p>
      <text:p text:style-name="P1"><text:span text:style-name="T38">Maximilian Törn Almö</text:span></text:p>
      <text:p text:style-name="P1"><text:span text:style-name="T39"/></text:p>
      <text:p text:style-name="P1"><text:span text:style-name="T40">Fördjupning i HTML, CSS, JavaScript, ASP NET MVC i Visual Studio. <text:line-break/>Dokumentation. Jobba med designdokument. Göra "Session on" sida.</text:span></text:p>
      <text:p text:style-name="P1"><text:span text:style-name="T41"/></text:p>
      <text:p text:style-name="P1"><text:span text:style-name="T42">Mohanned Jaballah</text:span></text:p>
      <text:p text:style-name="P1"><text:span text:style-name="T43"/></text:p>
      <text:p text:style-name="P1"><text:span text:style-name="T44">Fördjupning i HTML, CSS, JavaScript, ASP NET MVC i Visual Studio. <text:line-break/>Dokumentation, Jobba med designdokument. Göra "about us" sidan.</text:span></text:p>
      <text:p text:style-name="P1"><text:span text:style-name="T45"/></text:p>
      <text:p text:style-name="P1"><text:span text:style-name="T46">Shervin Mansouri</text:span></text:p>
      <text:p text:style-name="P1"><text:span text:style-name="T47"/></text:p>
      <text:p text:style-name="P1"><text:span text:style-name="T48">Fördjupning i HTML, CSS, JavaScript, ASP NET MVC i Visual Studio. <text:line-break/>Dokumentation och design av logga.<text:s text:c="2"/>Jobba med designdokument. Göra "Session on" sida.</text:span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50">Aktuella utmaningar</text:span></text:p>
      <text:p text:style-name="P1"><text:span text:style-name="T51">Den största utmaningen är fortfarande att sätta sig in i alla programmeringsspråk samt ASP NET MVC.</text:span></text:p>
      <text:p text:style-name="P1"><text:span text:style-name="T51">Design kan också vara rätt så komplicerat.</text:span></text:p>
      <text:p text:style-name="P1"><text:span text:style-name="T52"/></text:p>
      <text:p text:style-name="P1"><text:span text:style-name="T52"/></text:p>
      <text:p text:style-name="P1"><text:span text:style-name="T52"/></text:p>
      <text:p text:style-name="P1"><text:span text:style-name="T52"/></text:p>
      <text:p text:style-name="P1"><text:span text:style-name="T5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